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T1" style:family="text">
      <style:text-properties fo:background-color="#fff200" loext:char-shading-value="0"/>
    </style:style>
    <style:style style:name="T2" style:family="text">
      <style:text-properties fo:background-color="#fff200" loext:char-shading-value="0"/>
    </style:style>
    <style:style style:name="gr1" style:family="graphic">
      <style:graphic-properties svg:stroke-width="0.053cm" draw:textarea-horizontal-align="center" draw:textarea-vertical-align="middle" fo:padding-top="0.026cm" fo:padding-bottom="0.026cm" fo:padding-left="0.026cm" fo:padding-right="0.026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<text:s text:c="4"/>def Loop(self, lbl):</text:p>
      <text:p text:style-name="Preformatted_20_Text"><text:s text:c="8"/>''' build the loops made up of selected lines</text:p>
      <text:p text:style-name="Preformatted_20_Text"><text:s text:c="8"/>when all the end points have been duplicated the loop is closed'''</text:p>
      <text:p text:style-name="Preformatted_20_Text"><text:tab/> <text:s/># temporary list of the points in a loop</text:p>
      <text:p text:style-name="Preformatted_20_Text"><text:s text:c="7"/># self.loop_pts = []</text:p>
      <text:p text:style-name="Preformatted_20_Text"><text:s text:c="8"/>LnPts = []</text:p>
      <text:p text:style-name="Preformatted_20_Text"/>
      <text:p text:style-name="Preformatted_20_Text"><text:s text:c="8"/>for alpha_pt in self.runs[lbl][0]:</text:p>
      <text:p text:style-name="Preformatted_20_Text"><text:s text:c="12"/>for pt in alpha_pt:</text:p>
      <text:p text:style-name="Preformatted_20_Text"><text:s text:c="16"/>LnPts.append(self.pts[pt])</text:p>
      <text:p text:style-name="Preformatted_20_Text"/>
      <text:p text:style-name="Preformatted_20_Text"><text:s text:c="8"/>if lbl in self.Ln_Select: <text:s/># if line was previously selected, deselect it</text:p>
      <text:p text:style-name="Preformatted_20_Text"><text:s text:c="12"/># remove line lbl from selected line list</text:p>
      <text:p text:style-name="Preformatted_20_Text"><text:s text:c="12"/>self.Ln_Select.remove(lbl)</text:p>
      <text:p text:style-name="Preformatted_20_Text"><text:s text:c="12"/>randclr = random.randint(0, len(self.colors)-1)</text:p>
      <text:p text:style-name="Preformatted_20_Text"><text:s text:c="12"/>self.Canvas.AddLine(LnPts, LineWidth=2, LineColor=self.colors[randclr])</text:p>
      <text:p text:style-name="Preformatted_20_Text"><text:s text:c="12"/># if line end point is in list remove it, if it is not in list</text:p>
      <text:p text:style-name="Preformatted_20_Text"><text:s text:c="12"/># then it was common to another line and needs to be replaced</text:p>
      <text:p text:style-name="Preformatted_20_Text"><text:s text:c="12"/>for pt in LnPts:</text:p>
      <text:p text:style-name="Preformatted_20_Text"><text:s text:c="16"/>if pt in self.loop_pts:</text:p>
      <text:p text:style-name="Preformatted_20_Text"><text:s text:c="20"/>self.loop_pts.remove(pt)</text:p>
      <text:p text:style-name="Preformatted_20_Text"><text:s text:c="16"/>else:</text:p>
      <text:p text:style-name="Preformatted_20_Text"><text:s text:c="20"/>self.loop_pts.append(pt)</text:p>
      <text:p text:style-name="Preformatted_20_Text"><text:s text:c="8"/>else: <text:s/># a new line is selected</text:p>
      <text:p text:style-name="Preformatted_20_Text"><text:s text:c="12"/>self.Ln_Select.append(lbl)</text:p>
      <text:p text:style-name="Preformatted_20_Text"><text:s text:c="12"/>self.Canvas.AddLine(LnPts, LineWidth=2, LineColor='black')</text:p>
      <text:p text:style-name="Preformatted_20_Text"><text:s text:c="12"/># add end points to loops list if they are not present</text:p>
      <text:p text:style-name="Preformatted_20_Text"><text:s text:c="12"/># if it is common to another line then remove end point</text:p>
      <text:p text:style-name="Preformatted_20_Text"><text:s text:c="12"/>for pt in LnPts:</text:p>
      <text:p text:style-name="Preformatted_20_Text"><text:s text:c="16"/>if pt in self.loop_pts:</text:p>
      <text:p text:style-name="Preformatted_20_Text"><text:s text:c="20"/>self.loop_pts.remove(pt)</text:p>
      <text:p text:style-name="Preformatted_20_Text"><text:s text:c="16"/>else:</text:p>
      <text:p text:style-name="Preformatted_20_Text"><text:s text:c="20"/>self.loop_pts.append(pt)</text:p>
      <text:p text:style-name="Preformatted_20_Text"/>
      <text:p text:style-name="Preformatted_20_Text"><text:s text:c="8"/>if len(self.loop_pts) &lt; 1:</text:p>
      <text:p text:style-name="Preformatted_20_Text"><text:s text:c="12"/># confirm all end points have been duplicated and loop closed</text:p>
      <text:p text:style-name="Preformatted_20_Text"><text:s text:c="12"/>self.loop.SetLabel('Select\nLoop\nLines')</text:p>
      <text:p text:style-name="Preformatted_20_Text"><text:s text:c="12"/>self.Canvas.AddLine(LnPts, LineWidth=2, LineColor='black')</text:p>
      <text:p text:style-name="Preformatted_20_Text"/>
      <text:p text:style-name="Preformatted_20_Text"><text:s text:c="12"/>Cx, Cy, r = <text:span text:style-name="T2">self.centroid(self.AddLoop())</text:span></text:p>
      <text:p text:style-name="Preformatted_20_Text"/>
      <text:p text:style-name="Preformatted_20_Text"><text:s text:c="12"/>num = len(self.Loops)</text:p>
      <text:p text:style-name="Preformatted_20_Text"><text:s text:c="12"/>self.Loops[num+1] = [[Cx, Cy, r], self.Ln_Select]</text:p>
      <text:p text:style-name="Preformatted_20_Text"><text:s text:c="12"/>print(self.Loops)</text:p>
      <text:p text:style-name="Preformatted_20_Text"><text:s text:c="12"/>self.DrawLoop(Cx, Cy, r, num)</text:p>
      <text:p text:style-name="Preformatted_20_Text"/>
      <text:p text:style-name="Preformatted_20_Text"><text:s text:c="8"/>wx.CallAfter(self.Canvas.ZoomToBB)</text:p>
      <text:p text:style-name="Preformatted_20_Text"><text:s text:c="3"/></text:p>
      <text:p text:style-name="Preformatted_20_Text"/>
      <text:p text:style-name="Preformatted_20_Text"><text:s text:c="4"/>def AddLoop(self):</text:p>
      <text:p text:style-name="Preformatted_20_Text"><text:s text:c="8"/>'''generate the list of points making up the polygon'''</text:p>
      <text:p text:style-name="Preformatted_20_Text"><text:s text:c="8"/>poly_pts = []</text:p>
      <text:p text:style-name="Preformatted_20_Text"><text:s text:c="8"/>value = []</text:p>
      <text:p text:style-name="Preformatted_20_Text"><text:s text:c="8"/># need to loop this through each line and use its next end point</text:p>
      <text:p text:style-name="Preformatted_20_Text"><text:s text:c="8"/># ie next line is key and end point is value[0][0]</text:p>
      <text:p text:style-name="Preformatted_20_Text"><text:s text:c="8"/>Ln = self.Ln_Select[0]</text:p>
      <text:p text:style-name="Preformatted_20_Text"/>
      <text:p text:style-name="Preformatted_20_Text"><text:s text:c="8"/>for alpha_pt in self.runs[Ln][0]:</text:p>
      <text:p text:style-name="Preformatted_20_Text"><text:s text:c="12"/>for pt in alpha_pt:</text:p>
      <text:p text:style-name="Preformatted_20_Text"><text:soft-page-break/><text:s text:c="16"/>poly_pts.append(self.pts[pt])</text:p>
      <text:p text:style-name="Preformatted_20_Text"/>
      <text:p text:style-name="Preformatted_20_Text"><text:s text:c="8"/>Lns_tmp = self.Ln_Select[:]</text:p>
      <text:p text:style-name="Preformatted_20_Text"><text:s text:c="8"/>values = copy.deepcopy(self.runs)</text:p>
      <text:p text:style-name="Preformatted_20_Text"/>
      <text:p text:style-name="Preformatted_20_Text"><text:s text:c="8"/>Lns_tmp.pop(0)</text:p>
      <text:p text:style-name="Preformatted_20_Text"/>
      <text:p text:style-name="Preformatted_20_Text"><text:s text:c="8"/>for pt in range(1, len(Lns_tmp)):</text:p>
      <text:p text:style-name="Preformatted_20_Text"><text:s text:c="12"/>test_pt = poly_pts[-1]</text:p>
      <text:p text:style-name="Preformatted_20_Text"><text:s text:c="12"/>for Ln in Lns_tmp:</text:p>
      <text:p text:style-name="Preformatted_20_Text"><text:s text:c="16"/>for alpha_pt in values[Ln][0]:</text:p>
      <text:p text:style-name="Preformatted_20_Text"><text:s text:c="20"/>for pt in alpha_pt:</text:p>
      <text:p text:style-name="Preformatted_20_Text"><text:s text:c="24"/>value.append(self.pts[pt])</text:p>
      <text:p text:style-name="Preformatted_20_Text"><text:s text:c="16"/>if test_pt in value:</text:p>
      <text:p text:style-name="Preformatted_20_Text"><text:s text:c="20"/>value.remove(test_pt)</text:p>
      <text:p text:style-name="Preformatted_20_Text"><text:s text:c="20"/>poly_pts.append(value[0])</text:p>
      <text:p text:style-name="Preformatted_20_Text"><text:s text:c="20"/>Ln_Added = Ln</text:p>
      <text:p text:style-name="Preformatted_20_Text"><draw:path text:anchor-type="paragraph" draw:z-index="0" draw:name="Shape1" draw:style-name="gr1" draw:text-style-name="P1" svg:width="1.585cm" svg:height="2.968cm" draw:transform="rotate (1.28543499409382) translate (2.86700614730426cm 1.47577435435831cm)" svg:viewBox="0 0 1586 2969" svg:d="M1263 1945c298 102 365-324 301-520-69-215-79-459-229-643-146-179-225-388-385-576-142-166-439-318-559-92-100 190 56 390 111 578 60 205 128 411 216 606 93 204 111 539 332 592 459 109 24 307-75 415-299 327-206-184-282-290-104-148-185-381-435-345-256 37-316 335-205 512 104 166 237 324 273 530 41 233 385 333 550 194 143-121 423-470 99-601l-223-91 51 44"><text:p/></draw:path><text:s text:c="12"/>Lns_tmp.remove(Ln_Added)</text:p>
      <text:p text:style-name="Preformatted_20_Text"/>
      <text:p text:style-name="Preformatted_20_Text"><text:s text:c="8"/>return(<text:span text:style-name="T2">poly_pts</text:span>) <text:s text:c="3"/></text:p>
      <text:p text:style-name="Preformatted_20_Text"/>
      <text:p text:style-name="Preformatted_20_Text"><text:s text:c="4"/>def centroid(self, poly):</text:p>
      <text:p text:style-name="Preformatted_20_Text"><text:s text:c="8"/>'''Gets the centroid of the polygon and uses it to specify the center of</text:p>
      <text:p text:style-name="Preformatted_20_Text"><text:s text:c="8"/>the graphic loop'''</text:p>
      <text:p text:style-name="Preformatted_20_Text"><text:s text:c="8"/>centroid_total = []</text:p>
      <text:p text:style-name="Preformatted_20_Text"><text:s text:c="8"/>poly_pts = []</text:p>
      <text:p text:style-name="Preformatted_20_Text"><text:s text:c="8"/># Make sure poly is formatted correctly</text:p>
      <text:p text:style-name="Preformatted_20_Text"><text:s text:c="8"/>if len(poly) &lt; 3:</text:p>
      <text:p text:style-name="Preformatted_20_Text"><text:s text:c="12"/>raise ValueError('polygon has less than 3 points')</text:p>
      <text:p text:style-name="Preformatted_20_Text"><text:s text:c="8"/>for point in poly:</text:p>
      <text:p text:style-name="Preformatted_20_Text"><text:s text:c="12"/>if type(point) is not tuple or 2 != len(point):</text:p>
      <text:p text:style-name="Preformatted_20_Text"><text:s text:c="16"/>raise ValueError('point is not a list of length 2')</text:p>
      <text:p text:style-name="Preformatted_20_Text"><text:s text:c="8"/># Calculate the centroid from the weighted average of the polygon's</text:p>
      <text:p text:style-name="Preformatted_20_Text"><text:s text:c="8"/># constituent triangles</text:p>
      <text:p text:style-name="Preformatted_20_Text"><text:s text:c="8"/>area_total = 0</text:p>
      <text:p text:style-name="Preformatted_20_Text"><text:s text:c="8"/>centroid_total = [float(poly[0][0]), float(poly[0][1])]</text:p>
      <text:p text:style-name="Preformatted_20_Text"><text:s text:c="8"/>for i in range(0, len(poly) - 2):</text:p>
      <text:p text:style-name="Preformatted_20_Text"><text:s text:c="12"/># Get points for triangle ABC</text:p>
      <text:p text:style-name="Preformatted_20_Text"><text:s text:c="12"/>a, b, c = poly[0], poly[i+1], poly[i+2]</text:p>
      <text:p text:style-name="Preformatted_20_Text"><text:s text:c="12"/># Calculate the signed area of triangle ABC</text:p>
      <text:p text:style-name="Preformatted_20_Text"><text:s text:c="12"/>area = ((a[0] * (b[1] - c[1])) +</text:p>
      <text:p text:style-name="Preformatted_20_Text"><text:s text:c="20"/>(b[0] * (c[1] - a[1])) +</text:p>
      <text:p text:style-name="Preformatted_20_Text"><text:s text:c="20"/>(c[0] * (a[1] - b[1]))) / 2.0</text:p>
      <text:p text:style-name="Preformatted_20_Text"><text:s text:c="12"/># If the area is zero, the triangle's line segments are</text:p>
      <text:p text:style-name="Preformatted_20_Text"><text:s text:c="12"/># colinear so we should skip it</text:p>
      <text:p text:style-name="Preformatted_20_Text"><text:s text:c="12"/>if area == 0:</text:p>
      <text:p text:style-name="Preformatted_20_Text"><text:s text:c="16"/>continue</text:p>
      <text:p text:style-name="Preformatted_20_Text"><text:s text:c="12"/># The centroid of the triangle ABC is the average of its three</text:p>
      <text:p text:style-name="Preformatted_20_Text"><text:s text:c="12"/># vertices</text:p>
      <text:p text:style-name="Preformatted_20_Text"><text:s text:c="12"/>centroid = [(a[0] + b[0] + c[0]) / 3.0, (a[1] + b[1] + c[1]) / 3.0]</text:p>
      <text:p text:style-name="Preformatted_20_Text"><text:s text:c="12"/># Add triangle ABC's area and centroid to the weighted average</text:p>
      <text:p text:style-name="Preformatted_20_Text"><text:s text:c="12"/>centroid_total[0] = ((area_total * centroid_total[0]) +</text:p>
      <text:p text:style-name="Preformatted_20_Text"><text:s text:c="32"/>(area * centroid[0])) / (area_total + area)</text:p>
      <text:p text:style-name="Preformatted_20_Text"><text:s text:c="12"/>centroid_total[1] = ((area_total * centroid_total[1]) +</text:p>
      <text:p text:style-name="Preformatted_20_Text"><text:s text:c="32"/>(area * centroid[1])) / (area_total + area)</text:p>
      <text:p text:style-name="Preformatted_20_Text"><text:s text:c="12"/>area_total += area</text:p>
      <text:p text:style-name="Preformatted_20_Text"/>
      <text:p text:style-name="Preformatted_20_Text"><text:s text:c="8"/># determine the radius of arc around centroid</text:p>
      <text:p text:style-name="Preformatted_20_Text"><text:s text:c="8"/>for Ln in self.Ln_Select:</text:p>
      <text:p text:style-name="Preformatted_20_Text"><text:soft-page-break/><text:s text:c="12"/>Cx = centroid_total[0]</text:p>
      <text:p text:style-name="Preformatted_20_Text"><text:s text:c="12"/>Cy = centroid_total[1]</text:p>
      <text:p text:style-name="Preformatted_20_Text"/>
      <text:p text:style-name="Preformatted_20_Text"><text:s text:c="8"/>for alpha_pt in self.runs[Ln][0]:</text:p>
      <text:p text:style-name="Preformatted_20_Text"><text:s text:c="12"/>for pt in alpha_pt:</text:p>
      <text:p text:style-name="Preformatted_20_Text"><text:s text:c="16"/>poly_pts.append(self.pts[pt])</text:p>
      <text:p text:style-name="Preformatted_20_Text"/>
      <text:p text:style-name="Preformatted_20_Text"><text:s text:c="12"/>p0 = poly_pts[0]</text:p>
      <text:p text:style-name="Preformatted_20_Text"><text:s text:c="12"/>p1 = poly_pts[1]</text:p>
      <text:p text:style-name="Preformatted_20_Text"><text:s text:c="12"/>tN = ((p0[0] - Cx)**2 + (p0[1] - Cy)**2)**.5</text:p>
      <text:p text:style-name="Preformatted_20_Text"><text:s text:c="12"/>tD = ((p0[0] - p1[0])**2 + (p0[1] - p1[1])**2)**.5</text:p>
      <text:p text:style-name="Preformatted_20_Text"><text:s text:c="12"/>t = tN / tD</text:p>
      <text:p text:style-name="Preformatted_20_Text"><text:s text:c="12"/># if t is greater than 1 then centroid is to right of end of line</text:p>
      <text:p text:style-name="Preformatted_20_Text"><text:s text:c="12"/># and distance is taken to end point,</text:p>
      <text:p text:style-name="Preformatted_20_Text"><text:s text:c="12"/># if t is less than 0 centroid is to the left of end of line</text:p>
      <text:p text:style-name="Preformatted_20_Text"><text:s text:c="12"/># and distance is taken to end point,</text:p>
      <text:p text:style-name="Preformatted_20_Text"><text:s text:c="12"/># else centroid can have a perpendicular distance to line</text:p>
      <text:p text:style-name="Preformatted_20_Text"><text:s text:c="12"/>if t &lt; 0:</text:p>
      <text:p text:style-name="Preformatted_20_Text"><text:s text:c="16"/>r = (abs((p0[0]-Cx)**2 - (p0[1] - Cy)**2))**.5</text:p>
      <text:p text:style-name="Preformatted_20_Text"><text:s text:c="12"/>elif t &gt; 1:</text:p>
      <text:p text:style-name="Preformatted_20_Text"><text:s text:c="16"/>r = (abs((p1[0]-Cx)**2 - (p1[1] - Cy)**2))**.5</text:p>
      <text:p text:style-name="Preformatted_20_Text"><text:s text:c="12"/>else:</text:p>
      <text:p text:style-name="Preformatted_20_Text"><text:s text:c="16"/>rN = abs(((p0[1] - p1[1]) * Cx + (p1[0] - p0[0]) * Cy +</text:p>
      <text:p text:style-name="Preformatted_20_Text"><text:s text:c="21"/>(p0[0] * p1[1] - p1[0] * p0[1])))</text:p>
      <text:p text:style-name="Preformatted_20_Text"><text:s text:c="16"/>rD = (abs((p1[0] - p0[0])**2 + (p1[1] - p0[1])**2))**.5</text:p>
      <text:p text:style-name="Preformatted_20_Text"><text:s text:c="16"/>r = rN / rD</text:p>
      <text:p text:style-name="Preformatted_20_Text"><text:s text:c="12"/># reduce radius to fit into polygon</text:p>
      <text:p text:style-name="Preformatted_20_Text"><text:s text:c="12"/>r = r * .5</text:p>
      <text:p text:style-name="Preformatted_20_Text"/>
      <text:p text:style-name="Preformatted_20_Text"><text:s text:c="8"/>return [Cx, Cy, r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6-23T13:36:00.465719785</dc:date>
    <meta:editing-duration>PT6M25S</meta:editing-duration>
    <meta:editing-cycles>1</meta:editing-cycles>
    <meta:document-statistic meta:table-count="0" meta:image-count="0" meta:object-count="0" meta:page-count="3" meta:paragraph-count="131" meta:word-count="713" meta:character-count="5892" meta:non-whitespace-character-count="3717"/>
    <meta:generator>LibreOffice/6.0.7.3$Linux_X86_64 LibreOffice_project/00m0$Build-3</meta:generator>
  </office:meta>
</office:document-meta>
</file>